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orphans="2" fo:widows="2"/>
      <style:text-properties style:font-name="Times New Roman" fo:font-size="7pt" officeooo:paragraph-rsid="001d461e" style:font-size-asian="7pt" style:font-name-complex="Times New Roman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d461e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9c571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b81dd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1d461e" style:font-weight-asian="bold" style:font-name-complex="Times New Roman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8pt" fo:letter-spacing="0.176cm" fo:font-weight="bold" officeooo:paragraph-rsid="001d461e" style:font-size-asian="18pt" style:font-weight-asian="bold" style:font-name-complex="Times New Roman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6pt" fo:font-weight="bold" officeooo:paragraph-rsid="001d461e" style:font-size-asian="16pt" style:font-weight-asian="bold" style:font-name-complex="Times New Roman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7pt" fo:font-weight="bold" officeooo:paragraph-rsid="001d461e" style:font-size-asian="7pt" style:font-weight-asian="bold" style:font-name-complex="Times New Roman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7pt" officeooo:paragraph-rsid="001d461e" style:font-size-asian="7pt" style:font-name-complex="Times New Roman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9pt" officeooo:paragraph-rsid="001d461e" style:font-size-asian="9pt" style:font-name-complex="Times New Roman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officeooo:paragraph-rsid="001d461e" style:font-name-complex="Times New Roman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officeooo:paragraph-rsid="0040acca" style:font-name-complex="Times New Roman"/>
    </style:style>
    <style:style style:name="P13" style:family="paragraph" style:parent-style-name="Standard">
      <style:paragraph-properties fo:margin-top="0cm" fo:margin-bottom="0cm" style:contextual-spacing="false"/>
      <style:text-properties style:font-name="Times New Roman" officeooo:paragraph-rsid="001d461e" style:font-name-complex="Times New Roman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paragraph-rsid="001d461e" style:font-name-complex="Times New Roman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6pt" officeooo:paragraph-rsid="001d461e" style:font-size-asian="6pt" style:font-name-complex="Times New Roman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4pt" fo:font-style="italic" fo:font-weight="bold" officeooo:paragraph-rsid="001d461e" style:font-size-asian="4pt" style:font-style-asian="italic" style:font-weight-asian="bold" style:font-name-complex="Times New Roman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1d461e" style:font-size-asian="10pt" style:font-name-complex="Times New Roman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tyle="italic" fo:font-weight="bold" officeooo:paragraph-rsid="001d461e" style:font-style-asian="italic" style:font-weight-asian="bold" style:font-name-complex="Times New Roman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1d461e"/>
    </style:style>
    <style:style style:name="P20" style:family="paragraph" style:parent-style-name="Standard">
      <style:paragraph-properties fo:margin-top="0cm" fo:margin-bottom="0cm" style:contextual-spacing="false"/>
      <style:text-properties officeooo:paragraph-rsid="001d461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weight="bold" officeooo:paragraph-rsid="001d461e" style:font-weight-asian="bold" style:font-name-complex="Times New Roman"/>
    </style:style>
    <style:style style:name="P22" style:family="paragraph" style:parent-style-name="Standard">
      <style:paragraph-properties fo:margin-left="0cm" fo:margin-right="2.501cm" fo:margin-top="0cm" fo:margin-bottom="0cm" style:contextual-spacing="false" fo:text-align="end" style:justify-single-word="false" fo:text-indent="0cm" style:auto-text-indent="false"/>
      <style:text-properties style:font-name="Times New Roman" officeooo:paragraph-rsid="001d461e" style:font-name-complex="Times New Roman"/>
    </style:style>
    <style:style style:name="P23" style:family="paragraph" style:parent-style-name="Standard">
      <style:paragraph-properties fo:margin-left="13.757cm" fo:margin-right="-0.004cm" fo:margin-top="0cm" fo:margin-bottom="0cm" style:contextual-spacing="false" fo:text-align="center" style:justify-single-word="false" fo:text-indent="1.251cm" style:auto-text-indent="false"/>
      <style:text-properties style:font-name="Times New Roman" fo:font-size="8pt" officeooo:paragraph-rsid="001d461e" style:font-size-asian="8pt" style:font-name-complex="Times New Roman" style:font-size-complex="8pt"/>
    </style:style>
    <style:style style:name="P24" style:family="paragraph" style:parent-style-name="Standard">
      <style:paragraph-properties fo:margin-left="0cm" fo:margin-right="0.997cm" fo:margin-top="0cm" fo:margin-bottom="0cm" style:contextual-spacing="false" fo:text-align="end" style:justify-single-word="false" fo:text-indent="0cm" style:auto-text-indent="false"/>
      <style:text-properties style:font-name="Times New Roman" fo:font-size="9pt" officeooo:paragraph-rsid="001d461e" style:font-size-asian="9pt" style:font-name-complex="Times New Roman" style:font-size-complex="9pt"/>
    </style:style>
    <style:style style:name="T1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2" style:family="text">
      <style:text-properties style:font-name="Times New Roman" style:text-underline-style="solid" style:text-underline-width="auto" style:text-underline-color="font-color" style:font-name-complex="Times New Roman" style:font-style-complex="italic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officeooo:rsid="005b81dd" style:font-name-complex="Times New Roman" style:font-style-complex="italic" style:font-weight-complex="bold"/>
    </style:style>
    <style:style style:name="T4" style:family="text">
      <style:text-properties style:font-name="Times New Roman" style:text-underline-style="solid" style:text-underline-width="auto" style:text-underline-color="font-color" officeooo:rsid="008afced" style:font-name-complex="Times New Roman" style:font-style-complex="italic" style:font-weight-complex="bold"/>
    </style:style>
    <style:style style:name="T5" style:family="text">
      <style:text-properties style:font-name="Times New Roman" style:text-underline-style="solid" style:text-underline-width="auto" style:text-underline-color="font-color" officeooo:rsid="009bef1e" style:font-name-complex="Times New Roman" style:font-style-complex="italic" style:font-weight-complex="bold"/>
    </style:style>
    <style:style style:name="T6" style:family="text">
      <style:text-properties style:font-name="Times New Roman" style:text-underline-style="solid" style:text-underline-width="auto" style:text-underline-color="font-color" officeooo:rsid="001f2ed4" style:font-name-complex="Times New Roman"/>
    </style:style>
    <style:style style:name="T7" style:family="text">
      <style:text-properties style:font-name="Times New Roman" style:text-underline-style="solid" style:text-underline-width="auto" style:text-underline-color="font-color" officeooo:rsid="0020b607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officeooo:rsid="00278176" style:font-name-complex="Times New Roman"/>
    </style:style>
    <style:style style:name="T9" style:family="text">
      <style:text-properties style:font-name="Times New Roman" style:text-underline-style="solid" style:text-underline-width="auto" style:text-underline-color="font-color" officeooo:rsid="003c448a" style:font-name-complex="Times New Roman"/>
    </style:style>
    <style:style style:name="T10" style:family="text">
      <style:text-properties style:font-name="Times New Roman" style:text-underline-style="solid" style:text-underline-width="auto" style:text-underline-color="font-color" officeooo:rsid="003f1e8d" style:font-name-complex="Times New Roman"/>
    </style:style>
    <style:style style:name="T11" style:family="text">
      <style:text-properties style:font-name="Times New Roman" style:text-underline-style="solid" style:text-underline-width="auto" style:text-underline-color="font-color" officeooo:rsid="0040acca" style:font-name-complex="Times New Roman"/>
    </style:style>
    <style:style style:name="T12" style:family="text">
      <style:text-properties style:font-name="Times New Roman" style:text-underline-style="solid" style:text-underline-width="auto" style:text-underline-color="font-color" officeooo:rsid="0059c571" style:font-name-complex="Times New Roman"/>
    </style:style>
    <style:style style:name="T13" style:family="text">
      <style:text-properties style:font-name="Times New Roman" style:text-underline-style="solid" style:text-underline-width="auto" style:text-underline-color="font-color" officeooo:rsid="005b81dd" style:font-name-complex="Times New Roman"/>
    </style:style>
    <style:style style:name="T14" style:family="text">
      <style:text-properties style:font-name="Times New Roman" style:text-underline-style="solid" style:text-underline-width="auto" style:text-underline-color="font-color" officeooo:rsid="005d6f00" style:font-name-complex="Times New Roman"/>
    </style:style>
    <style:style style:name="T15" style:family="text">
      <style:text-properties style:font-name="Times New Roman" style:text-underline-style="solid" style:text-underline-width="auto" style:text-underline-color="font-color" officeooo:rsid="0094613c" style:font-name-complex="Times New Roman"/>
    </style:style>
    <style:style style:name="T16" style:family="text">
      <style:text-properties style:font-name="Times New Roman" style:text-underline-style="solid" style:text-underline-width="auto" style:text-underline-color="font-color" officeooo:rsid="009bef1e" style:font-name-complex="Times New Roman"/>
    </style:style>
    <style:style style:name="T17" style:family="text">
      <style:text-properties style:font-name="Times New Roman" style:text-underline-style="solid" style:text-underline-width="auto" style:text-underline-color="font-color" officeooo:rsid="009d79a2" style:font-name-complex="Times New Roman"/>
    </style:style>
    <style:style style:name="T18" style:family="text">
      <style:text-properties style:font-name="Times New Roman" style:text-underline-style="solid" style:text-underline-width="auto" style:text-underline-color="font-color" officeooo:rsid="009f742c" style:font-name-complex="Times New Roman"/>
    </style:style>
    <style:style style:name="T19" style:family="text">
      <style:text-properties style:font-name="Times New Roman" style:text-underline-style="solid" style:text-underline-width="auto" style:text-underline-color="font-color" officeooo:rsid="00a52927" style:font-name-complex="Times New Roman"/>
    </style:style>
    <style:style style:name="T20" style:family="text">
      <style:text-properties style:font-name="Times New Roman" style:text-underline-style="solid" style:text-underline-width="auto" style:text-underline-color="font-color" fo:font-weight="normal" style:font-weight-asian="normal" style:font-name-complex="Times New Roman" style:font-weight-complex="normal"/>
    </style:style>
    <style:style style:name="T21" style:family="text">
      <style:text-properties style:font-name="Times New Roman" style:font-name-complex="Times New Roman"/>
    </style:style>
    <style:style style:name="T22" style:family="text">
      <style:text-properties style:font-name="Times New Roman" style:font-name-complex="Times New Roman" style:font-style-complex="italic" style:font-weight-complex="bold"/>
    </style:style>
    <style:style style:name="T23" style:family="text">
      <style:text-properties style:font-name="Times New Roman" officeooo:rsid="003e46f3" style:font-name-complex="Times New Roman"/>
    </style:style>
    <style:style style:name="T24" style:family="text">
      <style:text-properties style:font-name="Times New Roman" officeooo:rsid="00481725" style:font-name-complex="Times New Roman"/>
    </style:style>
    <style:style style:name="T25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26" style:family="text">
      <style:text-properties style:font-name="Times New Roman" fo:font-weight="bold" style:font-weight-asian="bold" style:font-name-complex="Times New Roman"/>
    </style:style>
    <style:style style:name="T27" style:family="text">
      <style:text-properties style:font-name="Times New Roman" style:text-underline-style="none" style:font-name-complex="Times New Roman"/>
    </style:style>
    <style:style style:name="T28" style:family="text">
      <style:text-properties style:font-name="Times New Roman" style:text-underline-style="none" officeooo:rsid="003c448a" style:font-name-complex="Times New Roman"/>
    </style:style>
    <style:style style:name="T29" style:family="text">
      <style:text-properties style:font-name="Times New Roman" style:text-underline-style="none" officeooo:rsid="0059c571" style:font-name-complex="Times New Roman"/>
    </style:style>
    <style:style style:name="T30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31" style:family="text">
      <style:text-properties style:font-name="Times New Roman" fo:font-weight="normal" style:font-weight-asian="normal" style:font-name-complex="Times New Roman" style:font-weight-complex="normal"/>
    </style:style>
    <style:style style:name="T32" style:family="text">
      <style:text-properties style:text-underline-style="solid" style:text-underline-width="auto" style:text-underline-color="font-color" officeooo:rsid="00210866"/>
    </style:style>
    <style:style style:name="T33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5d6f00" style:font-name-complex="Times New Roman"/>
    </style:style>
    <style:style style:name="T34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5f6a96" style:font-name-complex="Times New Roman"/>
    </style:style>
    <style:style style:name="T35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8afced" style:font-name-complex="Times New Roman"/>
    </style:style>
    <style:style style:name="T36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8b1a12" style:font-name-complex="Times New Roman"/>
    </style:style>
    <style:style style:name="T37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9bef1e" style:font-name-complex="Times New Roman"/>
    </style:style>
    <style:style style:name="T38" style:family="text">
      <style:text-properties style:text-line-through-style="none" style:text-line-through-type="none" style:font-name="Times New Roman" style:text-underline-style="solid" style:text-underline-width="auto" style:text-underline-color="font-color" officeooo:rsid="009d79a2" style:font-name-complex="Times New Roman"/>
    </style:style>
    <style:style style:name="T39" style:family="text">
      <style:text-properties style:text-line-through-style="none" style:text-line-through-type="none" style:font-name="Times New Roman" style:text-underline-style="none" officeooo:rsid="008c22ff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 </text:p>
      <text:p text:style-name="P5">высшего образования</text:p>
      <text:p text:style-name="P5">«Московский государственный технический университет имени Н.Э. Баумана</text:p>
      <text:p text:style-name="P5">(национальный исследовательский университет)»</text:p>
      <text:p text:style-name="P21">(МГТУ им. Н.Э. Баумана)</text:p>
      <text:p text:style-name="P5"/>
      <text:p text:style-name="P22">УТВЕРЖДАЮ</text:p>
      <text:p text:style-name="P19"><text:span text:style-name="T21">Заведующий кафедрой ___</text:span><text:span text:style-name="T1">ИУ7</text:span><text:span text:style-name="T21">____</text:span></text:p>
      <text:p text:style-name="P23">(Индекс)</text:p>
      <text:p text:style-name="P19"><text:span text:style-name="T21">______________ <text:s/>_</text:span><text:span text:style-name="T1">И.В. Рудаков</text:span><text:span text:style-name="T21">__</text:span></text:p>
      <text:p text:style-name="P23">(И.О.Фамилия)</text:p>
      <text:p text:style-name="P14">« _____ » ____________ 2020 г.</text:p>
      <text:p text:style-name="P1"/>
      <text:p text:style-name="P6">ЗАДАНИЕ</text:p>
      <text:p text:style-name="P7">на выполнение курсового проекта</text:p>
      <text:p text:style-name="P8"/>
      <text:p text:style-name="P20"><text:span text:style-name="T21">по дисциплине _</text:span><text:span text:style-name="T6">Операционные системы</text:span><text:span text:style-name="T21">_____________________________________________</text:span></text:p>
      <text:p text:style-name="P10"/>
      <text:p text:style-name="P20"><text:span text:style-name="T21">Студент группы _</text:span><text:span text:style-name="T1">ИУ7-</text:span><text:span text:style-name="T7">7</text:span><text:span text:style-name="T1">5Б</text:span><text:span text:style-name="T21">_______</text:span></text:p>
      <text:p text:style-name="P9"/>
      <text:p text:style-name="P13">_<text:span text:style-name="T32">Овчинникова Анастасия Павловна</text:span>_________________________________________________</text:p>
      <text:p text:style-name="P17">(Фамилия, имя, отчество)</text:p>
      <text:p text:style-name="P15"/>
      <text:p text:style-name="P3"><text:span text:style-name="T21">Тема курсового проекта </text:span><text:span text:style-name="T27">_</text:span><text:span text:style-name="T18">Загружаемый модуль ядра</text:span><text:span text:style-name="T15"> </text:span><text:span text:style-name="T12">для отслеживания событий файловой системы Linux</text:span><text:span text:style-name="T29">___________________________________________________________________</text:span></text:p>
      <text:p text:style-name="P15"/>
      <text:p text:style-name="P11">Направленность КП (учебный, исследовательский, практический, производственный, др.)</text:p>
      <text:p text:style-name="P2"><text:span text:style-name="T21">_</text:span><text:span text:style-name="T1">учебный</text:span><text:span text:style-name="T21">_______________________________________________________________________</text:span></text:p>
      <text:p text:style-name="P2"><text:span text:style-name="T21">Источник тематики (кафедра, предприятие, НИР) _</text:span><text:span text:style-name="T1">кафедра</text:span><text:span text:style-name="T21">_____________________________</text:span></text:p>
      <text:p text:style-name="P11"/>
      <text:p text:style-name="P2"><text:span text:style-name="T21">График выполнения проекта: 25% к _</text:span><text:span text:style-name="T1">4</text:span><text:span text:style-name="T21">_ нед., 50% к _</text:span><text:span text:style-name="T1">7</text:span><text:span text:style-name="T21">_ нед., 75% к </text:span><text:span text:style-name="T1">10</text:span><text:span text:style-name="T21">_ нед., 100% к </text:span><text:span text:style-name="T1">14</text:span><text:span text:style-name="T21">_ нед.</text:span></text:p>
      <text:p text:style-name="P11"/>
      <text:p text:style-name="P4"><text:span text:style-name="T25">Задание</text:span><text:span text:style-name="T22">_</text:span><text:span text:style-name="T2">Разработать </text:span><text:span text:style-name="T5">загружаемый модуль ядра</text:span><text:span text:style-name="T3"> для мониторинга событий файловой системы Linux, </text:span><text:span text:style-name="T4">используя механизм перехвата системных вызовов</text:span><text:span text:style-name="T13">. </text:span><text:span text:style-name="T16">Модуль</text:span><text:span text:style-name="T14"> долж</text:span><text:span text:style-name="T17">ен</text:span><text:span text:style-name="T14"> осуществлять наблюдение за всеми </text:span><text:span text:style-name="T33">файлами и директориями, </text:span><text:span text:style-name="T37">записанными в конфигурационный файл модуля</text:span><text:span text:style-name="T33">. </text:span><text:span text:style-name="T38">Модуль </text:span><text:span text:style-name="T34">долж</text:span><text:span text:style-name="T38">ен </text:span><text:span text:style-name="T34">отслеживать следующие события: </text:span><text:span text:style-name="T35">открытие файла; создание файла; запись в файл; </text:span><text:span text:style-name="T36">удаление записи из файла каталога; создание каталога.</text:span><text:span text:style-name="T39">________________________________________________________________________</text:span></text:p>
      <text:p text:style-name="P18">Оформление курсового проекта:</text:p>
      <text:p text:style-name="P16"/>
      <text:p text:style-name="P2"><text:span text:style-name="T21">Расчетно-пояснительная записка на </text:span><text:span text:style-name="T8">3</text:span><text:span text:style-name="T19">5</text:span><text:span text:style-name="T8">-</text:span><text:span text:style-name="T19">4</text:span><text:span text:style-name="T8">5</text:span><text:span text:style-name="T21"> листах формата А4.</text:span></text:p>
      <text:p text:style-name="P11">Перечень графического (иллюстративного) материала (чертежи, плакаты, слайды и т.п.) <text:s text:c="2"/></text:p>
      <text:p text:style-name="P2"><text:span text:style-name="T1">На защиту проекта должна быть представлена презентация, состоящая из 10-20 слайдов. На слайдах необходимо отобразить постановку задачи, использованные методы, алгоритмы и технологии, расчетные соотношения, структуру </text:span><text:span text:style-name="T10">программного комплекса</text:span><text:span text:style-name="T11">, </text:span><text:span text:style-name="T1">интерфейс и характеристики разработанного ПО.</text:span><text:span text:style-name="T21">_________________________________________________</text:span></text:p>
      <text:p text:style-name="P12"/>
      <text:p text:style-name="P2"><text:span text:style-name="T21">Дата выдачи задания «</text:span><text:span text:style-name="T24">__</text:span><text:span text:style-name="T21">» _________</text:span><text:span text:style-name="T23"> </text:span><text:span text:style-name="T21">2020 г.</text:span></text:p>
      <text:p text:style-name="P11"/>
      <text:p text:style-name="P20"><text:span text:style-name="T26">Руководитель курсового проекта<text:tab/><text:tab/></text:span><text:span text:style-name="T21">_________________ <text:s/>_</text:span><text:span text:style-name="T9">Н.Ю. Рязанова</text:span><text:span text:style-name="T28">______</text:span></text:p>
      <text:p text:style-name="P24">(Подпись, дата) <text:s text:c="28"/>(И.О.Фамилия) <text:s text:c="11"/></text:p>
      <text:p text:style-name="P20"><text:span text:style-name="T26">Студент<text:tab/><text:tab/><text:tab/><text:tab/><text:tab/><text:tab/></text:span><text:span text:style-name="T31">_________________</text:span><text:span text:style-name="T26"> <text:s/></text:span><text:span text:style-name="T31">_</text:span><text:span text:style-name="T20">А.П. Овчинникова</text:span><text:span text:style-name="T30">___</text:span><text:span text:style-name="T26"> </text:span></text:p>
      <text:p text:style-name="P24">(Подпись, дата) <text:s text:c="28"/>(И.О.Фамилия) <text:s text:c="11"/></text:p>
      <text:p text:style-name="P2"><text:span text:style-name="T1">Примечание</text:span><text:span text:style-name="T21">: Задание оформляется в двух экземплярах: один выдается студенту, второй хранится на кафедр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line-height="2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10:13:14.473722298</meta:creation-date>
    <dc:date>2020-12-22T03:43:35.868017268</dc:date>
    <meta:editing-duration>PT2H31M48S</meta:editing-duration>
    <meta:editing-cycles>98</meta:editing-cycles>
    <meta:generator>LibreOffice/7.0.3.1$Linux_X86_64 LibreOffice_project/00$Build-1</meta:generator>
    <meta:document-statistic meta:table-count="0" meta:image-count="0" meta:object-count="0" meta:page-count="1" meta:paragraph-count="34" meta:word-count="241" meta:character-count="2539" meta:non-whitespace-character-count="2238"/>
  </office:meta>
</office:document-meta>
</file>